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style:font-name="Liberation Serif" fo:font-size="14pt" style:text-underline-style="solid" style:text-underline-width="auto" style:text-underline-color="font-color" fo:font-weight="bold" officeooo:paragraph-rsid="000112bd"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c9211e" loext:opacity="100%" style:font-name="Liberation Serif" fo:font-size="14pt" style:text-underline-style="solid" style:text-underline-width="auto" style:text-underline-color="font-color" fo:font-weight="bold" officeooo:rsid="001fd6bb" officeooo:paragraph-rsid="000204e3" style:font-size-asian="12.25pt" style:font-weight-asian="bold" style:font-size-complex="14pt" style:font-weight-complex="bold"/>
    </style:style>
    <style:style style:name="P3" style:family="paragraph" style:parent-style-name="Standard">
      <style:paragraph-properties fo:text-align="start" style:justify-single-word="false"/>
      <style:text-properties officeooo:paragraph-rsid="00031f11"/>
    </style:style>
    <style:style style:name="P4" style:family="paragraph" style:parent-style-name="Standard">
      <style:paragraph-properties fo:text-align="center" style:justify-single-word="false"/>
      <style:text-properties fo:font-variant="normal" fo:text-transform="none" fo:color="#000000" loext:opacity="100%" style:font-name="Liberation Serif" fo:font-size="16pt" fo:letter-spacing="normal" fo:font-style="normal" style:text-underline-style="solid" style:text-underline-width="auto" style:text-underline-color="font-color" fo:font-weight="bold" officeooo:paragraph-rsid="000112b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017539" officeooo:paragraph-rsid="00017539"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114ff3" officeooo:paragraph-rsid="00114ff3"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bold" officeooo:rsid="00017539" officeooo:paragraph-rsid="00017539"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bold" officeooo:rsid="0005e390" officeooo:paragraph-rsid="0005e390"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bold" officeooo:rsid="0006e24d" officeooo:paragraph-rsid="0006e24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bold" officeooo:rsid="00090b81" officeooo:paragraph-rsid="00090b81"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bold" officeooo:rsid="000a4983" officeooo:paragraph-rsid="000a4983"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bold" officeooo:rsid="000e74ae" officeooo:paragraph-rsid="000e74ae"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bold" officeooo:rsid="000ff564" officeooo:paragraph-rsid="000ff564"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bold" officeooo:rsid="0017988a" officeooo:paragraph-rsid="0017988a"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bold" officeooo:rsid="000204e3" officeooo:paragraph-rsid="000204e3"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bold" officeooo:rsid="00031f11" officeooo:paragraph-rsid="00031f11"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en" fo:country="US" fo:font-style="normal" style:text-underline-style="none" fo:font-weight="bold" officeooo:rsid="0017988a" officeooo:paragraph-rsid="0017988a"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2ae01" officeooo:paragraph-rsid="0012ae01"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447a7" officeooo:paragraph-rsid="001447a7"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bold" officeooo:rsid="000a4983" officeooo:paragraph-rsid="001447a7"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bold" officeooo:rsid="000a4983" officeooo:paragraph-rsid="00157ff2" style:font-size-asian="12pt" style:font-weight-asian="bold" style:font-size-complex="12pt" style:font-weight-complex="bold"/>
    </style:style>
    <style:style style:name="P2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bold" officeooo:rsid="0015a954" officeooo:paragraph-rsid="0015a954"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bold" officeooo:rsid="00160ebb" officeooo:paragraph-rsid="00160ebb"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bold" officeooo:rsid="000e74ae" officeooo:paragraph-rsid="00160ebb" style:font-size-asian="12pt" style:font-weight-asian="bold" style:font-size-complex="12pt" style:font-weight-complex="bold"/>
    </style:style>
    <style:style style:name="P2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bold" officeooo:rsid="0017988a" officeooo:paragraph-rsid="0017988a" style:font-size-asian="12pt" style:font-weight-asian="bold" style:font-size-complex="12pt" style:font-weight-complex="bold"/>
    </style:style>
    <style:style style:name="P2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bold" officeooo:rsid="0012ae01" officeooo:paragraph-rsid="0012ae01" style:font-size-asian="12pt" style:font-weight-asian="bold" style:font-size-complex="12pt" style:font-weight-complex="bold"/>
    </style:style>
    <style:style style:name="P2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bold" officeooo:rsid="001447a7" officeooo:paragraph-rsid="001447a7" style:font-size-asian="12pt" style:font-weight-asian="bold" style:font-size-complex="12pt" style:font-weight-complex="bold"/>
    </style:style>
    <style:style style:name="P2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bold" officeooo:rsid="00157ff2" officeooo:paragraph-rsid="00157ff2" style:font-size-asian="12pt" style:font-weight-asian="bold" style:font-size-complex="12pt" style:font-weight-complex="bold"/>
    </style:style>
    <style:style style:name="P29"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bold" officeooo:rsid="000ff564" officeooo:paragraph-rsid="00017539" style:font-size-asian="14pt" style:font-weight-asian="bold" style:font-size-complex="14pt" style:font-weight-complex="bold"/>
    </style:style>
    <style:style style:name="P30"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bold" officeooo:rsid="0017988a" officeooo:paragraph-rsid="0017988a" style:font-size-asian="14pt" style:font-weight-asian="bold" style:font-size-complex="14pt" style:font-weight-complex="bold"/>
    </style:style>
    <style:style style:name="T1" style:family="text">
      <style:text-properties officeooo:rsid="000112bd"/>
    </style:style>
    <style:style style:name="T2" style:family="text">
      <style:text-properties fo:font-variant="normal" fo:text-transform="none" fo:letter-spacing="normal" officeooo:rsid="000112bd"/>
    </style:style>
    <style:style style:name="T3" style:family="text">
      <style:text-properties fo:font-variant="normal" fo:text-transform="none" fo:letter-spacing="normal" fo:font-style="normal"/>
    </style:style>
    <style:style style:name="T4" style:family="text">
      <style:text-properties fo:font-variant="normal" fo:text-transform="none" fo:color="#000000" loext:opacity="100%" fo:letter-spacing="normal" fo:font-style="normal" style:text-underline-style="none"/>
    </style:style>
    <style:style style:name="T5" style:family="text">
      <style:text-properties fo:font-variant="normal" fo:text-transform="none" fo:color="#000000" loext:opacity="100%" fo:letter-spacing="normal" fo:font-style="normal" style:text-underline-style="none" officeooo:rsid="001e6c64"/>
    </style:style>
    <style:style style:name="T6" style:family="text">
      <style:text-properties fo:font-variant="normal" fo:text-transform="none" fo:color="#000000" loext:opacity="100%" fo:letter-spacing="normal" fo:font-style="normal" style:text-underline-style="none" officeooo:rsid="000204e3"/>
    </style:style>
    <style:style style:name="T7" style:family="text">
      <style:text-properties fo:font-variant="normal" fo:text-transform="none" fo:color="#000000" loext:opacity="100%" style:text-position="super 58%" style:font-name="Liberation Serif" fo:font-size="14pt" fo:letter-spacing="normal" fo:font-style="normal" style:text-underline-style="none" fo:font-weight="bold" officeooo:rsid="00043875" style:font-size-asian="12.25pt" style:font-weight-asian="bold" style:font-size-complex="14pt" style:font-weight-complex="bold"/>
    </style:style>
    <style:style style:name="T8" style:family="text">
      <style:text-properties fo:font-variant="normal" fo:text-transform="none" fo:color="#000000" loext:opacity="100%" style:font-name="Liberation Serif" fo:font-size="14pt" fo:letter-spacing="normal" fo:font-style="normal" style:text-underline-style="none" fo:font-weight="bold" officeooo:rsid="00031f11" style:font-size-asian="12.25pt" style:font-weight-asian="bold" style:font-size-complex="14pt" style:font-weight-complex="bold"/>
    </style:style>
    <style:style style:name="T9" style:family="text">
      <style:text-properties fo:font-variant="normal" fo:text-transform="none" fo:color="#000000" loext:opacity="100%" style:font-name="Liberation Serif" fo:font-size="14pt" fo:letter-spacing="normal" fo:font-style="normal" style:text-underline-style="none" fo:font-weight="bold" officeooo:rsid="00043875" style:font-size-asian="12.25pt" style:font-weight-asian="bold" style:font-size-complex="14pt" style:font-weight-complex="bold"/>
    </style:style>
    <style:style style:name="T10" style:family="text">
      <style:text-properties fo:font-variant="normal" fo:text-transform="none" fo:color="#000000" loext:opacity="100%" style:font-name="Liberation Serif" fo:font-size="14pt" fo:letter-spacing="normal" fo:font-style="normal" style:text-underline-style="none" fo:font-weight="bold" officeooo:rsid="00043875" style:font-size-asian="14pt" style:font-weight-asian="bold" style:font-size-complex="14pt" style:font-weight-complex="bold"/>
    </style:style>
    <style:style style:name="T11" style:family="text">
      <style:text-properties fo:font-variant="normal" fo:text-transform="none" fo:color="#000000" loext:opacity="100%" style:font-name="Liberation Serif" fo:font-size="14pt" fo:letter-spacing="normal" fo:font-style="italic" style:text-underline-style="none" fo:font-weight="bold" officeooo:rsid="00043875" style:font-size-asian="14pt" style:font-weight-asian="bold" style:font-size-complex="14pt" style:font-weight-complex="bold"/>
    </style:style>
    <style:style style:name="T12" style:family="text">
      <style:text-properties fo:font-variant="normal" fo:text-transform="none" fo:color="#000000" loext:opacity="100%" style:text-line-through-style="none" style:text-line-through-type="none" style:font-name="Liberation Serif" fo:font-size="14pt" fo:letter-spacing="normal" fo:font-style="normal" style:text-underline-style="none" fo:font-weight="bold" officeooo:rsid="00043875" style:text-blinking="false" fo:background-color="#ffffff" loext:char-shading-value="0" style:font-size-asian="14pt" style:font-weight-asian="bold" style:font-size-complex="14pt" style:font-weight-complex="bold"/>
    </style:style>
    <style:style style:name="T13" style:family="text">
      <style:text-properties style:text-position="super 58%"/>
    </style:style>
    <style:style style:name="T14" style:family="text">
      <style:text-properties officeooo:rsid="0007edcb"/>
    </style:style>
    <style:style style:name="T15" style:family="text">
      <style:text-properties officeooo:rsid="00090b81"/>
    </style:style>
    <style:style style:name="T16" style:family="text">
      <style:text-properties officeooo:rsid="000a4983"/>
    </style:style>
    <style:style style:name="T17" style:family="text">
      <style:text-properties officeooo:rsid="000abdef"/>
    </style:style>
    <style:style style:name="T18" style:family="text">
      <style:text-properties officeooo:rsid="000c979a"/>
    </style:style>
    <style:style style:name="T19" style:family="text">
      <style:text-properties officeooo:rsid="000e74ae"/>
    </style:style>
    <style:style style:name="T20" style:family="text">
      <style:text-properties style:text-underline-style="none"/>
    </style:style>
    <style:style style:name="T21" style:family="text">
      <style:text-properties style:text-underline-style="none" officeooo:rsid="001a8d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AE11 –</text:span><text:span text:style-name="T2"> </text:span><text:span text:style-name="T3">Se sensibiliser à l’hygiène informatique et à la cybersécurité</text:span></text:p>
      <text:p text:style-name="P4"/>
      <text:p text:style-name="P5">Thème en solo :</text:p>
      <text:p text:style-name="P7">Ransomware</text:p>
      <text:p text:style-name="P29"/>
      <text:p text:style-name="P6">Texte :</text:p>
      <text:p text:style-name="P18"><text:span text:style-name="T20">Il y a quelques moi de cela, un ami vient me voir totalement perdu, m’annonçant qu’il à été victime d’un logiciel malveillants… </text:span><text:span text:style-name="T21">U</text:span><text:span text:style-name="T20">n ransomware..C’est un </text:span><text:span text:style-name="T21">virus</text:span><text:span text:style-name="T20"> qui s’attaque à nos données..</text:span></text:p>
      <text:p text:style-name="P26">Pour vous expliquez simplement, qu’est ce que c’est et comment cela fonctionne, je vais vous l’imaginez..</text:p>
      <text:p text:style-name="P26">Imaginez comme référence que le logiciel malveillant est une bactérie, un virus…</text:p>
      <text:p text:style-name="P26">Les données sont des cellules du corps..</text:p>
      <text:p text:style-name="P26">Imaginez que vous vous baladiez dehors, comme vous le feriez sur internet, vous tomber sur quelque chose qui attire votre attention une chenille par exemple..</text:p>
      <text:p text:style-name="P26">Sur internet vous tombez sur un site qui vend la pièce que vous cherchiez pour votre voiture.</text:p>
      <text:p text:style-name="P18"><text:span text:style-name="T21">V</text:span><text:span text:style-name="T20">ous approchez cette chenille, vous ouvrez le site internet. Mais avez vous vérifier que la chenille ne montrer aucun danger pour vous ? Avez vous vérifiez que le site web était officiel, sécurisé ?</text:span></text:p>
      <text:p text:style-name="P19"><text:span text:style-name="T20">Après votre balade, vous ne vous sentez pas bien, en effet cette dernière avait un </text:span><text:span text:style-name="T21">virus</text:span><text:span text:style-name="T20"> qui s’attaque au cellule…</text:span></text:p>
      <text:p text:style-name="P27">Après avoir regarder la pièce de votre voiture, vous voyez un changement sur votre ordinateur, le site contenait également un virus..</text:p>
      <text:p text:style-name="P27">La bactérie s’attaque au cellule d’une telle façon que vous devez prendre un remède...</text:p>
      <text:p text:style-name="P27">Ce virus masque, fait aussi disparaître les cellules de votre corps, les données de votre ordinateur…</text:p>
      <text:p text:style-name="P19"><text:span text:style-name="T20">Pour vous soigner imaginez le virus demander un</text:span><text:span text:style-name="T21">e</text:span><text:span text:style-name="T20"> rançon, un moyen de le lutter pour vous rendre vos cellules.. Vous prenez donc un médicament permettant de ré-accéder à vos cellules… C’est la même chose pour ce logiciel, car le virus vous demande de payer une certaines somme pour ré-accéder à vos données sous peine d’être supprimer..</text:span></text:p>
      <text:p text:style-name="P28">Et dire que ces virus existe depuis 1989, imaginez comment ces derniers ont beaucoup évolués durant toutes ces années..</text:p>
      <text:p text:style-name="P20">Ce virus fonctionne de telle manière qu'il est invisible, peut être contenu n'importe où sur un site web ou dans un courriel.</text:p>
      <text:p text:style-name="P21"/>
      <text:p text:style-name="P22">Si vous avez été victime de ce genre de virus,</text:p>
      <text:p text:style-name="P23">Il ne faut surtout ne<text:span text:style-name="T19"> pas payer, </text:span>car vous n’avez aucune assurance de les récupérer...</text:p>
      <text:p text:style-name="P24">Prévenez la police pour que cela ne se reproduise pas...</text:p>
      <text:p text:style-name="P25">Pour vous introduire l’exemple d’un logiciel russe, qui dans les années 2010 à générer plus de 14millions de dollars.. La totalités des gens ayant données les sous pour récupérer leur données, n’ont rien reçu en retour..</text:p>
      <text:p text:style-name="P25"/>
      <text:p text:style-name="P25">Si je me suis exprimer ici, c’est pour faire comprendre des dangers qui cours sur internet, que ça soit sur nos courriels personnels ou les sites que nous visitions, cela sert de prévention à ce que vous aussi, vous ne tombez pas dans le panneau comme mon ami…</text:p>
      <text:p text:style-name="P14"/>
      <text:p text:style-name="P14"/>
      <text:p text:style-name="P14"/>
      <text:p text:style-name="P14"/>
      <text:p text:style-name="P14"/>
      <text:p text:style-name="P14"><text:soft-page-break/>Text :</text:p>
      <text:p text:style-name="P17">A few months ago, a friend of mine came to see me totally lost, announcing me that he was victim of a malicious software... A ransomware..It is a virus which attacks our data...</text:p>
      <text:p text:style-name="P17">To explain you simply, what it is and how it works, I will imagine it to you...</text:p>
      <text:p text:style-name="P17">Imagine as a reference that the malware is a bacteria, a virus...</text:p>
      <text:p text:style-name="P17">The data is body cells.</text:p>
      <text:p text:style-name="P17"/>
      <text:p text:style-name="P17">Imagine you're walking around outside, as you would on the internet, and you come across something that catches your eye, a caterpillar for example.</text:p>
      <text:p text:style-name="P17">On the internet you come across a website that sells the part you were looking for your car.</text:p>
      <text:p text:style-name="P17">You approach this caterpillar, you open the website. But have you checked that the caterpillar is safe for you? Did you check that the website was official, secure?</text:p>
      <text:p text:style-name="P17">After your walk, you don't feel well, indeed this last one had a virus which attacks the cell...</text:p>
      <text:p text:style-name="P17">After looking at the part of your car, you see a change on your computer, the site also contained a virus.</text:p>
      <text:p text:style-name="P17"/>
      <text:p text:style-name="P17">The bacteria attacks the cell in such a way that you have to take a remedy...</text:p>
      <text:p text:style-name="P17">This virus masks, makes the cells of your body disappear, the data of your computer...</text:p>
      <text:p text:style-name="P17">To cure you, imagine the virus asking for a ransom, a way to fight it to give you back your cells. So you take a drug that allows you to re-access your cells... It's the same thing for this software, because the virus asks you to pay a certain amount to re-access your data or it will delete you.</text:p>
      <text:p text:style-name="P17"/>
      <text:p text:style-name="P17">And to think that these viruses have been around since 1989, imagine how much they have evolved during all these years...</text:p>
      <text:p text:style-name="P17">This virus works in such a way that it is invisible, can be contained anywhere on a website or in an email.</text:p>
      <text:p text:style-name="P17"/>
      <text:p text:style-name="P17">If you have been a victim of this kind of virus,</text:p>
      <text:p text:style-name="P17">Don't pay, because you have no assurance of getting it back...</text:p>
      <text:p text:style-name="P17">Notify the police so that this does not happen again...</text:p>
      <text:p text:style-name="P17">To introduce you the example of a Russian software, which in the years 2010 to generate more than 14 million dollars. The totality of the people having given the money to recover their data, did not receive anything in return.</text:p>
      <text:p text:style-name="P17"/>
      <text:p text:style-name="P17">If I expressed myself here, it is to make understand the dangers which run on Internet, that it is on our personal emails or the sites which we visit, that serves as prevention so that you also, you do not fall in the panel like my frien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6T08:15:17.563000000</meta:creation-date>
    <dc:date>2022-11-04T23:47:04.006000000</dc:date>
    <meta:editing-duration>PT1H21M51S</meta:editing-duration>
    <meta:editing-cycles>6</meta:editing-cycles>
    <meta:generator>LibreOffice/7.0.6.2$Windows_X86_64 LibreOffice_project/144abb84a525d8e30c9dbbefa69cbbf2d8d4ae3b</meta:generator>
    <meta:document-statistic meta:table-count="0" meta:image-count="0" meta:object-count="0" meta:page-count="2" meta:paragraph-count="43" meta:word-count="876" meta:character-count="4918" meta:non-whitespace-character-count="4084"/>
  </office:meta>
</office:document-meta>
</file>